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12e" officeooo:paragraph-rsid="001bd12e"/>
    </style:style>
    <style:style style:name="P2" style:family="paragraph" style:parent-style-name="Standard">
      <style:paragraph-properties fo:text-align="center" style:justify-single-word="false"/>
      <style:text-properties officeooo:rsid="001bd12e" officeooo:paragraph-rsid="001bd12e"/>
    </style:style>
    <style:style style:name="P3" style:family="paragraph" style:parent-style-name="Standard">
      <style:paragraph-properties fo:text-align="start" style:justify-single-word="false"/>
      <style:text-properties officeooo:rsid="001bd12e" officeooo:paragraph-rsid="001bd12e"/>
    </style:style>
    <style:style style:name="P4" style:family="paragraph" style:parent-style-name="Standard">
      <style:paragraph-properties fo:text-align="start" style:justify-single-word="false"/>
      <style:text-properties officeooo:rsid="001bd12e" officeooo:paragraph-rsid="00b38567"/>
    </style:style>
    <style:style style:name="P5" style:family="paragraph" style:parent-style-name="Standard">
      <style:paragraph-properties fo:text-align="start" style:justify-single-word="false"/>
      <style:text-properties officeooo:rsid="001bd12e" officeooo:paragraph-rsid="00b59143"/>
    </style:style>
    <style:style style:name="P6" style:family="paragraph" style:parent-style-name="Standard">
      <style:paragraph-properties fo:text-align="start" style:justify-single-word="false"/>
      <style:text-properties officeooo:rsid="001f41e8" officeooo:paragraph-rsid="001f41e8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bd12e" officeooo:paragraph-rsid="001bd12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12e" officeooo:paragraph-rsid="001bd12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41e8" officeooo:paragraph-rsid="001f41e8" style:font-weight-asian="bold" style:font-weight-complex="bold"/>
    </style:style>
    <style:style style:name="P10" style:family="paragraph" style:parent-style-name="Standard">
      <style:text-properties officeooo:rsid="00209de1" officeooo:paragraph-rsid="00209de1"/>
    </style:style>
    <style:style style:name="P11" style:family="paragraph" style:parent-style-name="Standard">
      <style:paragraph-properties fo:text-align="start" style:justify-single-word="false"/>
      <style:text-properties officeooo:rsid="00260150" officeooo:paragraph-rsid="00260150"/>
    </style:style>
    <style:style style:name="P12" style:family="paragraph" style:parent-style-name="Standard">
      <style:paragraph-properties fo:text-align="start" style:justify-single-word="false"/>
      <style:text-properties officeooo:rsid="0032086b" officeooo:paragraph-rsid="0032086b"/>
    </style:style>
    <style:style style:name="P13" style:family="paragraph" style:parent-style-name="Standard">
      <style:paragraph-properties fo:text-align="start" style:justify-single-word="false"/>
      <style:text-properties officeooo:rsid="0038ca2f" officeooo:paragraph-rsid="0038ca2f"/>
    </style:style>
    <style:style style:name="P14" style:family="paragraph" style:parent-style-name="Standard">
      <style:paragraph-properties fo:text-align="start" style:justify-single-word="false"/>
      <style:text-properties officeooo:rsid="003a78ad" officeooo:paragraph-rsid="003a78ad"/>
    </style:style>
    <style:style style:name="P15" style:family="paragraph" style:parent-style-name="Standard">
      <style:paragraph-properties fo:text-align="start" style:justify-single-word="false"/>
      <style:text-properties officeooo:rsid="003ad067" officeooo:paragraph-rsid="003ad067"/>
    </style:style>
    <style:style style:name="P16" style:family="paragraph" style:parent-style-name="Standard">
      <style:paragraph-properties fo:text-align="start" style:justify-single-word="false"/>
      <style:text-properties officeooo:rsid="003d579d" officeooo:paragraph-rsid="003d579d"/>
    </style:style>
    <style:style style:name="P17" style:family="paragraph" style:parent-style-name="Standard">
      <style:paragraph-properties fo:text-align="start" style:justify-single-word="false"/>
      <style:text-properties officeooo:rsid="003f32e4" officeooo:paragraph-rsid="003f32e4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f32e4" officeooo:paragraph-rsid="0041865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b42352" officeooo:paragraph-rsid="00b4235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3b31a" officeooo:paragraph-rsid="00474d8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3b31a" officeooo:paragraph-rsid="0050a8c2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2086b" officeooo:paragraph-rsid="005b3c6f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f41e8" officeooo:paragraph-rsid="001f41e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43b31a" officeooo:paragraph-rsid="0043b31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6f10f8" officeooo:paragraph-rsid="006f10f8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6f10f8" officeooo:paragraph-rsid="0071f77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f41e8" officeooo:paragraph-rsid="001f41e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2pt" fo:font-weight="bold" officeooo:rsid="0043b31a" officeooo:paragraph-rsid="0043b31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79a60d" officeooo:paragraph-rsid="0079a60d"/>
    </style:style>
    <style:style style:name="P30" style:family="paragraph" style:parent-style-name="Standard">
      <style:paragraph-properties fo:text-align="start" style:justify-single-word="false"/>
      <style:text-properties officeooo:rsid="007b56f5" officeooo:paragraph-rsid="007b56f5"/>
    </style:style>
    <style:style style:name="P31" style:family="paragraph" style:parent-style-name="Standard">
      <style:paragraph-properties fo:text-align="start" style:justify-single-word="false"/>
      <style:text-properties officeooo:rsid="00b59143" officeooo:paragraph-rsid="00b59143"/>
    </style:style>
    <style:style style:name="P32" style:family="paragraph" style:parent-style-name="Standard">
      <style:paragraph-properties fo:text-align="start" style:justify-single-word="false"/>
      <style:text-properties officeooo:rsid="00b5eaeb" officeooo:paragraph-rsid="00b5eaeb"/>
    </style:style>
    <style:style style:name="P33" style:family="paragraph" style:parent-style-name="Standard">
      <style:paragraph-properties fo:text-align="start" style:justify-single-word="false"/>
      <style:text-properties officeooo:rsid="00b6925d" officeooo:paragraph-rsid="00b6925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1bd12e" officeooo:paragraph-rsid="001bd1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1d8e1a" officeooo:paragraph-rsid="001d8e1a"/>
    </style:style>
    <style:style style:name="P37" style:family="paragraph" style:parent-style-name="Table_20_Contents">
      <style:paragraph-properties fo:text-align="start" style:justify-single-word="false"/>
      <style:text-properties officeooo:rsid="001d8e1a" officeooo:paragraph-rsid="00290bd0"/>
    </style:style>
    <style:style style:name="P38" style:family="paragraph" style:parent-style-name="Table_20_Contents">
      <style:paragraph-properties fo:text-align="start" style:justify-single-word="false"/>
      <style:text-properties officeooo:rsid="001d8e1a" officeooo:paragraph-rsid="00a94853"/>
    </style:style>
    <style:style style:name="P39" style:family="paragraph" style:parent-style-name="Table_20_Contents">
      <style:paragraph-properties fo:text-align="start" style:justify-single-word="false"/>
      <style:text-properties officeooo:rsid="001d8e1a" officeooo:paragraph-rsid="00abfdd0"/>
    </style:style>
    <style:style style:name="P40" style:family="paragraph" style:parent-style-name="Table_20_Contents">
      <style:paragraph-properties fo:text-align="start" style:justify-single-word="false"/>
      <style:text-properties officeooo:rsid="001d8e1a" officeooo:paragraph-rsid="00b0e535"/>
    </style:style>
    <style:style style:name="P41" style:family="paragraph" style:parent-style-name="Table_20_Contents">
      <style:paragraph-properties fo:text-align="start" style:justify-single-word="false"/>
      <style:text-properties officeooo:rsid="001d8e1a" officeooo:paragraph-rsid="00b2a8a0"/>
    </style:style>
    <style:style style:name="P42" style:family="paragraph" style:parent-style-name="Table_20_Contents">
      <style:text-properties officeooo:rsid="001d8e1a" officeooo:paragraph-rsid="00290bd0"/>
    </style:style>
    <style:style style:name="P43" style:family="paragraph" style:parent-style-name="Table_20_Contents">
      <style:text-properties officeooo:rsid="001d8e1a" officeooo:paragraph-rsid="00abfdd0"/>
    </style:style>
    <style:style style:name="P44" style:family="paragraph" style:parent-style-name="Table_20_Contents">
      <style:paragraph-properties fo:text-align="start" style:justify-single-word="false"/>
      <style:text-properties officeooo:rsid="00b16577" officeooo:paragraph-rsid="00b16577"/>
    </style:style>
    <style:style style:name="P45" style:family="paragraph" style:parent-style-name="Standard">
      <style:paragraph-properties fo:text-align="start" style:justify-single-word="false"/>
      <style:text-properties fo:font-size="12pt" officeooo:rsid="0071f774" officeooo:paragraph-rsid="0071f774" style:font-size-asian="12pt" style:font-size-complex="12pt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officeooo:rsid="00b9abaa" officeooo:paragraph-rsid="00b9abaa" style:font-size-asian="12pt" style:font-size-complex="12pt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officeooo:rsid="00ba3a2b" officeooo:paragraph-rsid="00ba3a2b" style:font-size-asian="12pt" style:font-size-complex="12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officeooo:rsid="00ba14b5" officeooo:paragraph-rsid="00ba14b5" style:font-size-asian="12pt" style:font-size-complex="12pt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officeooo:rsid="00bc2ecd" officeooo:paragraph-rsid="00bc2ecd" style:font-size-asian="12pt" style:font-size-complex="12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officeooo:rsid="00bd69c5" officeooo:paragraph-rsid="00bd69c5" style:font-size-asian="12pt" style:font-size-complex="12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officeooo:rsid="00c0a5c8" officeooo:paragraph-rsid="00c0a5c8" style:font-size-asian="12pt" style:font-size-complex="12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officeooo:rsid="00bf2870" officeooo:paragraph-rsid="00bf2870" style:font-size-asian="12pt" style:font-size-complex="12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officeooo:rsid="00c21402" officeooo:paragraph-rsid="00c21402" style:font-size-asian="12pt" style:font-size-complex="12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officeooo:rsid="00c34948" officeooo:paragraph-rsid="00c34948" style:font-size-asian="12pt" style:font-size-complex="12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officeooo:rsid="00c55b0e" officeooo:paragraph-rsid="00c55b0e" style:font-size-asian="12pt" style:font-size-complex="12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officeooo:rsid="00c70580" officeooo:paragraph-rsid="00c70580" style:font-size-asian="12pt" style:font-size-complex="12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officeooo:rsid="00c76f32" officeooo:paragraph-rsid="00c76f32" style:font-size-asian="12pt" style:font-size-complex="12pt"/>
    </style:style>
    <style:style style:name="P58" style:family="paragraph" style:parent-style-name="Standard" style:list-style-name="L2">
      <style:paragraph-properties fo:text-align="start" style:justify-single-word="false"/>
      <style:text-properties fo:font-size="12pt" officeooo:rsid="008c8c6a" officeooo:paragraph-rsid="008c8c6a" style:font-size-asian="12pt" style:font-size-complex="12pt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2pt" officeooo:rsid="008c9249" officeooo:paragraph-rsid="008c9249" style:font-size-asian="12pt" style:font-size-complex="12pt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2pt" officeooo:rsid="008f3d2d" officeooo:paragraph-rsid="008f3d2d" style:font-size-asian="12pt" style:font-size-complex="12pt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officeooo:rsid="008ff760" officeooo:paragraph-rsid="008ff760" style:font-size-asian="12pt" style:font-size-complex="12pt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2pt" officeooo:rsid="0090057e" officeooo:paragraph-rsid="0090057e" style:font-size-asian="12pt" style:font-size-complex="12pt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12pt" officeooo:rsid="00942c0f" officeooo:paragraph-rsid="00942c0f" style:font-size-asian="12pt" style:font-size-complex="12pt"/>
    </style:style>
    <style:style style:name="P64" style:family="paragraph" style:parent-style-name="Standard" style:list-style-name="L2">
      <style:paragraph-properties fo:text-align="start" style:justify-single-word="false"/>
      <style:text-properties fo:font-size="12pt" officeooo:rsid="00947b0a" officeooo:paragraph-rsid="00947b0a" style:font-size-asian="12pt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2pt" officeooo:rsid="009674ff" officeooo:paragraph-rsid="009674ff" style:font-size-asian="12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2pt" officeooo:rsid="00983209" officeooo:paragraph-rsid="00983209" style:font-size-asian="12pt" style:font-size-complex="12pt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2pt" officeooo:rsid="009a1361" officeooo:paragraph-rsid="009a1361" style:font-size-asian="12pt" style:font-size-complex="12pt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2pt" officeooo:rsid="009afea2" officeooo:paragraph-rsid="009afea2" style:font-size-asian="12pt" style:font-size-complex="12pt"/>
    </style:style>
    <style:style style:name="P69" style:family="paragraph" style:parent-style-name="Standard" style:list-style-name="L2">
      <style:paragraph-properties fo:text-align="start" style:justify-single-word="false"/>
      <style:text-properties fo:font-size="12pt" officeooo:rsid="009bec38" officeooo:paragraph-rsid="009bec38" style:font-size-asian="12pt" style:font-size-complex="12pt"/>
    </style:style>
    <style:style style:name="P70" style:family="paragraph" style:parent-style-name="Standard" style:list-style-name="L2">
      <style:paragraph-properties fo:text-align="start" style:justify-single-word="false"/>
      <style:text-properties fo:font-size="12pt" officeooo:rsid="009c0cae" officeooo:paragraph-rsid="009c0cae" style:font-size-asian="12pt" style:font-size-complex="12pt"/>
    </style:style>
    <style:style style:name="P71" style:family="paragraph" style:parent-style-name="Standard" style:list-style-name="L2">
      <style:paragraph-properties fo:text-align="start" style:justify-single-word="false"/>
      <style:text-properties fo:font-size="12pt" officeooo:rsid="009cf41d" officeooo:paragraph-rsid="009cf41d" style:font-size-asian="12pt" style:font-size-complex="12pt"/>
    </style:style>
    <style:style style:name="P72" style:family="paragraph" style:parent-style-name="Standard" style:list-style-name="L2">
      <style:paragraph-properties fo:text-align="start" style:justify-single-word="false"/>
      <style:text-properties fo:font-size="12pt" officeooo:rsid="009fc1ea" officeooo:paragraph-rsid="009fc1ea" style:font-size-asian="12pt" style:font-size-complex="12pt"/>
    </style:style>
    <style:style style:name="P73" style:family="paragraph" style:parent-style-name="Standard" style:list-style-name="L2">
      <style:paragraph-properties fo:text-align="start" style:justify-single-word="false"/>
      <style:text-properties fo:font-size="12pt" officeooo:rsid="00a1313f" officeooo:paragraph-rsid="00a1313f" style:font-size-asian="12pt" style:font-size-complex="12pt"/>
    </style:style>
    <style:style style:name="P74" style:family="paragraph" style:parent-style-name="Standard" style:list-style-name="L2">
      <style:paragraph-properties fo:text-align="start" style:justify-single-word="false"/>
      <style:text-properties fo:font-size="12pt" officeooo:rsid="00a08567" officeooo:paragraph-rsid="00a08567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officeooo:rsid="003ad067" officeooo:paragraph-rsid="003ad067"/>
    </style:style>
    <style:style style:name="P76" style:family="paragraph" style:parent-style-name="Standard">
      <style:paragraph-properties fo:text-align="start" style:justify-single-word="false"/>
      <style:text-properties officeooo:rsid="00d2c20e" officeooo:paragraph-rsid="00d2c20e"/>
    </style:style>
    <style:style style:name="T1" style:family="text">
      <style:text-properties officeooo:rsid="001d8e1a"/>
    </style:style>
    <style:style style:name="T2" style:family="text">
      <style:text-properties officeooo:rsid="00216584"/>
    </style:style>
    <style:style style:name="T3" style:family="text">
      <style:text-properties officeooo:rsid="00247781"/>
    </style:style>
    <style:style style:name="T4" style:family="text">
      <style:text-properties officeooo:rsid="00290bd0"/>
    </style:style>
    <style:style style:name="T5" style:family="text">
      <style:text-properties officeooo:rsid="003221e7"/>
    </style:style>
    <style:style style:name="T6" style:family="text">
      <style:text-properties officeooo:rsid="00380062"/>
    </style:style>
    <style:style style:name="T7" style:family="text">
      <style:text-properties officeooo:rsid="003ad067"/>
    </style:style>
    <style:style style:name="T8" style:family="text">
      <style:text-properties officeooo:rsid="003bd57f"/>
    </style:style>
    <style:style style:name="T9" style:family="text">
      <style:text-properties officeooo:rsid="004309f8"/>
    </style:style>
    <style:style style:name="T10" style:family="text">
      <style:text-properties officeooo:rsid="0045569b"/>
    </style:style>
    <style:style style:name="T11" style:family="text">
      <style:text-properties fo:color="#252525"/>
    </style:style>
    <style:style style:name="T12" style:family="text">
      <style:text-properties fo:color="#252525" officeooo:rsid="004a2196"/>
    </style:style>
    <style:style style:name="T13" style:family="text">
      <style:text-properties fo:color="#252525" officeooo:rsid="0050a8c2"/>
    </style:style>
    <style:style style:name="T14" style:family="text">
      <style:text-properties fo:color="#0b0080" style:text-line-through-style="none" style:text-line-through-type="none" style:text-underline-style="none" style:text-blinking="false"/>
    </style:style>
    <style:style style:name="T15" style:family="text">
      <style:text-properties fo:color="#663366" style:text-line-through-style="none" style:text-line-through-type="none" style:text-underline-style="none" style:text-blinking="false" fo:padding="0in" fo:border="none"/>
    </style:style>
    <style:style style:name="T16" style:family="text">
      <style:text-properties officeooo:rsid="004a2196"/>
    </style:style>
    <style:style style:name="T17" style:family="text">
      <style:text-properties style:text-position="sub 58%" officeooo:rsid="00380062"/>
    </style:style>
    <style:style style:name="T18" style:family="text">
      <style:text-properties officeooo:rsid="0071f774"/>
    </style:style>
    <style:style style:name="T19" style:family="text">
      <style:text-properties officeooo:rsid="0086e4fb"/>
    </style:style>
    <style:style style:name="T20" style:family="text">
      <style:text-properties officeooo:rsid="00919905"/>
    </style:style>
    <style:style style:name="T21" style:family="text">
      <style:text-properties officeooo:rsid="0092e97f"/>
    </style:style>
    <style:style style:name="T22" style:family="text">
      <style:text-properties officeooo:rsid="009dfc06"/>
    </style:style>
    <style:style style:name="T23" style:family="text">
      <style:text-properties officeooo:rsid="009f3a0c"/>
    </style:style>
    <style:style style:name="T24" style:family="text">
      <style:text-properties officeooo:rsid="00a08567"/>
    </style:style>
    <style:style style:name="T25" style:family="text">
      <style:text-properties officeooo:rsid="00a4b6cf"/>
    </style:style>
    <style:style style:name="T26" style:family="text">
      <style:text-properties officeooo:rsid="00a94853"/>
    </style:style>
    <style:style style:name="T27" style:family="text">
      <style:text-properties officeooo:rsid="00abfdd0"/>
    </style:style>
    <style:style style:name="T28" style:family="text">
      <style:text-properties officeooo:rsid="00b0e535"/>
    </style:style>
    <style:style style:name="T29" style:family="text">
      <style:text-properties officeooo:rsid="00b2a8a0"/>
    </style:style>
    <style:style style:name="T30" style:family="text">
      <style:text-properties officeooo:rsid="00b38567"/>
    </style:style>
    <style:style style:name="T31" style:family="text">
      <style:text-properties officeooo:rsid="00c0bb22"/>
    </style:style>
    <style:style style:name="T32" style:family="text">
      <style:text-properties officeooo:rsid="00c38394"/>
    </style:style>
    <style:style style:name="T33" style:family="text">
      <style:text-properties officeooo:rsid="00cedc7f"/>
    </style:style>
    <style:style style:name="T34" style:family="text">
      <style:text-properties officeooo:rsid="00cf213a"/>
    </style:style>
    <style:style style:name="T35" style:family="text">
      <style:text-properties officeooo:rsid="00d00d8e"/>
    </style:style>
    <style:style style:name="T36" style:family="text">
      <style:text-properties officeooo:rsid="00d179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CS6140 Machine Learning</text:p>
      <text:p text:style-name="P10">1<text:span text:style-name="T35">1</text:span>/<text:span text:style-name="T35">20</text:span>/15</text:p>
      <text:p text:style-name="P1"/>
      <text:p text:style-name="P7">HW<text:span text:style-name="T34">5</text:span> – <text:span text:style-name="T36">Features</text:span></text:p>
      <text:p text:style-name="P2"/>
      <text:p text:style-name="P8">Problem 1.</text:p>
      <text:p text:style-name="P3"/>
      <text:p text:style-name="P3">A) <text:span text:style-name="T7">Linear Ridge Regression (Normal Equations)</text:span></text:p>
      <text:p text:style-name="P15">Usage: python regression.py -d [dataset]* -<text:span text:style-name="T8">m 'normal' -r [ridge size]</text:span></text:p>
      <text:p text:style-name="P15"/>
      <text:p text:style-name="P76">Round: 300</text:p>
      <text:p text:style-name="P76">train: 176 / 4140 : 0.0425120772947</text:p>
      <text:p text:style-name="P76">test: 19 / 461 : 0.0412147505423</text:p>
      <text:p text:style-name="P76">1.0</text:p>
      <text:p text:style-name="P76">Matching Cheng in Round: 1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21:21:17.090938961</meta:creation-date>
    <meta:generator>LibreOffice/4.2.8.2$Linux_X86_64 LibreOffice_project/420m0$Build-2</meta:generator>
    <dc:date>2015-11-17T16:30:20.409796421</dc:date>
    <meta:editing-duration>PT4H13M11S</meta:editing-duration>
    <meta:editing-cycles>162</meta:editing-cycles>
    <meta:document-statistic meta:table-count="0" meta:image-count="0" meta:object-count="0" meta:page-count="1" meta:paragraph-count="12" meta:word-count="46" meta:character-count="291" meta:non-whitespace-character-count="251"/>
  </office:meta>
</office:document-meta>
</file>